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808080" draw:marker-start-width="0.278cm" draw:marker-end-width="0.278cm" draw:stroke-linejoin="none" draw:fill-color="#ddddd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ccccc" draw:marker-start-width="0.279cm" draw:marker-end-width="0.279cm" draw:stroke-linejoin="round" draw:fill-color="#cfe7f5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color="#000000" fo:font-size="11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4cm" svg:height="1.74cm" svg:x="2.46cm" svg:y="2.3cm">
          <text:p/>
        </draw:rect>
        <draw:rect draw:style-name="gr1" draw:text-style-name="P1" draw:layer="layout" svg:width="2.94cm" svg:height="1.74cm" svg:x="2.28cm" svg:y="2.48cm">
          <text:p/>
        </draw:rect>
        <draw:rect draw:style-name="gr2" draw:text-style-name="P2" draw:layer="layout" svg:width="2.94cm" svg:height="1.74cm" svg:x="2.1cm" svg:y="2.66cm">
          <text:p text:style-name="P2"><text:span text:style-name="T1">Class files</text:span></text:p>
        </draw:rect>
        <draw:rect draw:style-name="gr3" draw:text-style-name="P3" draw:layer="layout" svg:width="2.94cm" svg:height="1.74cm" svg:x="15.5cm" svg:y="2.4cm">
          <text:p text:style-name="P3"><text:span text:style-name="T2">CAP File</text:span></text:p>
        </draw:rect>
        <draw:custom-shape draw:style-name="gr4" draw:text-style-name="P2" draw:layer="layout" svg:width="2.9cm" svg:height="2.9cm" svg:x="9.1cm" svg:y="1.8cm">
          <text:p text:style-name="P2"><text:span text:style-name="T1">Converter</text:span></text:p>
          <text:p text:style-name="P2"><text:span text:style-name="T1">to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2.4cm" svg:height="0.9cm" svg:x="6.075cm" svg:y="2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4cm" svg:height="0.9cm" svg:x="12.476cm" svg:y="2.7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2T21:39:27</meta:creation-date>
    <dc:date>2018-04-12T21:52:19</dc:date>
    <meta:editing-duration>PT12M52S</meta:editing-duration>
    <meta:editing-cycles>1</meta:editing-cycles>
    <meta:document-statistic meta:object-count="7"/>
    <meta:generator>OpenOffice/4.1.5$Unix OpenOffice.org_project/415m1$Build-9789</meta:generator>
  </office:meta>
</office:document-meta>
</file>